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728" calcext:value-type="float">
            <text:p>107.9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88" calcext:value-type="float">
            <text:p>107.2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4896" calcext:value-type="float">
            <text:p>104.7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34" calcext:value-type="float">
            <text:p>103.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296" calcext:value-type="float">
            <text:p>99.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200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503</text:p>
          </table:table-cell>
          <table:table-cell office:value-type="string" calcext:value-type="string">
            <text:p>TWDB:1035503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